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/>
          <table:table-cell table:style-name="pd1" office:value-type="string" office:string-value="Nós">
            <text:p>Nós</text:p>
          </table:table-cell>
          <table:table-cell table:style-name="pd1" office:value-type="string" office:string-value="Busca">
            <text:p>Busca</text:p>
          </table:table-cell>
          <table:table-cell table:style-name="pd1" office:value-type="string" office:string-value="Shards">
            <text:p>Shards</text:p>
          </table:table-cell>
          <table:table-cell table:style-name="pd1" office:value-type="string" office:string-value="Tempo">
            <text:p>Tempo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1">
            <text:p>1</text:p>
          </table:table-cell>
          <table:table-cell office:value-type="string" office:string-value="L. Search">
            <text:p>L. Search</text:p>
          </table:table-cell>
          <table:table-cell office:value-type="float" office:value="1">
            <text:p>1</text:p>
          </table:table-cell>
          <table:table-cell office:value-type="float" office:value="0.0019735099337748344">
            <text:p>0.0019735099337748344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L. Search">
            <text:p>L. Search</text:p>
          </table:table-cell>
          <table:table-cell office:value-type="float" office:value="2">
            <text:p>2</text:p>
          </table:table-cell>
          <table:table-cell office:value-type="float" office:value="0.0011691579943235572">
            <text:p>0.0011691579943235572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 office:string-value="L. Search">
            <text:p>L. Search</text:p>
          </table:table-cell>
          <table:table-cell office:value-type="float" office:value="4">
            <text:p>4</text:p>
          </table:table-cell>
          <table:table-cell office:value-type="float" office:value="0.0014008514664143803">
            <text:p>0.0014008514664143803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 office:string-value="L. Search">
            <text:p>L. Search</text:p>
          </table:table-cell>
          <table:table-cell office:value-type="float" office:value="8">
            <text:p>8</text:p>
          </table:table-cell>
          <table:table-cell office:value-type="float" office:value="0.0022215704824976347">
            <text:p>0.0022215704824976347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string-value="L. Search">
            <text:p>L. Search</text:p>
          </table:table-cell>
          <table:table-cell office:value-type="float" office:value="12">
            <text:p>12</text:p>
          </table:table-cell>
          <table:table-cell office:value-type="float" office:value="0.003105392620624409">
            <text:p>0.003105392620624409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 office:string-value="L. Search">
            <text:p>L. Search</text:p>
          </table:table-cell>
          <table:table-cell office:value-type="float" office:value="16">
            <text:p>16</text:p>
          </table:table-cell>
          <table:table-cell office:value-type="float" office:value="0.003955345316934721">
            <text:p>0.003955345316934721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 office:string-value="L. Search">
            <text:p>L. Search</text:p>
          </table:table-cell>
          <table:table-cell office:value-type="float" office:value="32">
            <text:p>32</text:p>
          </table:table-cell>
          <table:table-cell office:value-type="float" office:value="0.007252412488174077">
            <text:p>0.007252412488174077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 office:string-value="L. Msearch">
            <text:p>L. Msearch</text:p>
          </table:table-cell>
          <table:table-cell office:value-type="float" office:value="1">
            <text:p>1</text:p>
          </table:table-cell>
          <table:table-cell office:value-type="float" office:value="0.001259981078524125">
            <text:p>0.001259981078524125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string-value="L. Msearch">
            <text:p>L. Msearch</text:p>
          </table:table-cell>
          <table:table-cell office:value-type="float" office:value="2">
            <text:p>2</text:p>
          </table:table-cell>
          <table:table-cell office:value-type="float" office:value="0.0010781456953642384">
            <text:p>0.0010781456953642384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 office:string-value="L. Msearch">
            <text:p>L. Msearch</text:p>
          </table:table-cell>
          <table:table-cell office:value-type="float" office:value="4">
            <text:p>4</text:p>
          </table:table-cell>
          <table:table-cell office:value-type="float" office:value="0.0011843897824030275">
            <text:p>0.0011843897824030275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 office:string-value="L. Msearch">
            <text:p>L. Msearch</text:p>
          </table:table-cell>
          <table:table-cell office:value-type="float" office:value="8">
            <text:p>8</text:p>
          </table:table-cell>
          <table:table-cell office:value-type="float" office:value="0.0021580889309366132">
            <text:p>0.0021580889309366132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 office:string-value="L. Msearch">
            <text:p>L. Msearch</text:p>
          </table:table-cell>
          <table:table-cell office:value-type="float" office:value="12">
            <text:p>12</text:p>
          </table:table-cell>
          <table:table-cell office:value-type="float" office:value="0.00304957426679281">
            <text:p>0.00304957426679281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 office:string-value="L. Msearch">
            <text:p>L. Msearch</text:p>
          </table:table-cell>
          <table:table-cell office:value-type="float" office:value="16">
            <text:p>16</text:p>
          </table:table-cell>
          <table:table-cell office:value-type="float" office:value="0.003941343424787133">
            <text:p>0.003941343424787133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 office:string-value="L. Msearch">
            <text:p>L. Msearch</text:p>
          </table:table-cell>
          <table:table-cell office:value-type="float" office:value="32">
            <text:p>32</text:p>
          </table:table-cell>
          <table:table-cell office:value-type="float" office:value="0.007230274361400189">
            <text:p>0.007230274361400189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 office:string-value="Parallel Search">
            <text:p>Parallel Search</text:p>
          </table:table-cell>
          <table:table-cell office:value-type="float" office:value="1">
            <text:p>1</text:p>
          </table:table-cell>
          <table:table-cell office:value-type="float" office:value="0.0031355723746452225">
            <text:p>0.0031355723746452225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 office:string-value="Parallel Search">
            <text:p>Parallel Search</text:p>
          </table:table-cell>
          <table:table-cell office:value-type="float" office:value="2">
            <text:p>2</text:p>
          </table:table-cell>
          <table:table-cell office:value-type="float" office:value="0.003927814569536424">
            <text:p>0.003927814569536424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 office:string-value="Parallel Search">
            <text:p>Parallel Search</text:p>
          </table:table-cell>
          <table:table-cell office:value-type="float" office:value="4">
            <text:p>4</text:p>
          </table:table-cell>
          <table:table-cell office:value-type="float" office:value="0.006119394512771996">
            <text:p>0.006119394512771996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 office:string-value="Parallel Search">
            <text:p>Parallel Search</text:p>
          </table:table-cell>
          <table:table-cell office:value-type="float" office:value="8">
            <text:p>8</text:p>
          </table:table-cell>
          <table:table-cell office:value-type="float" office:value="0.010936234626300851">
            <text:p>0.010936234626300851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 office:string-value="Parallel Search">
            <text:p>Parallel Search</text:p>
          </table:table-cell>
          <table:table-cell office:value-type="float" office:value="12">
            <text:p>12</text:p>
          </table:table-cell>
          <table:table-cell office:value-type="float" office:value="0.015515137180700094">
            <text:p>0.015515137180700094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 office:string-value="Parallel Search">
            <text:p>Parallel Search</text:p>
          </table:table-cell>
          <table:table-cell office:value-type="float" office:value="16">
            <text:p>16</text:p>
          </table:table-cell>
          <table:table-cell office:value-type="float" office:value="0.01994616840113529">
            <text:p>0.01994616840113529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 office:string-value="Parallel Search">
            <text:p>Parallel Search</text:p>
          </table:table-cell>
          <table:table-cell office:value-type="float" office:value="32">
            <text:p>32</text:p>
          </table:table-cell>
          <table:table-cell office:value-type="float" office:value="0.035820151371807">
            <text:p>0.035820151371807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 office:string-value="L. Search">
            <text:p>L. Search</text:p>
          </table:table-cell>
          <table:table-cell office:value-type="float" office:value="1">
            <text:p>1</text:p>
          </table:table-cell>
          <table:table-cell office:value-type="float" office:value="0.0031637653736991487">
            <text:p>0.0031637653736991487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 office:string-value="L. Search">
            <text:p>L. Search</text:p>
          </table:table-cell>
          <table:table-cell office:value-type="float" office:value="2">
            <text:p>2</text:p>
          </table:table-cell>
          <table:table-cell office:value-type="float" office:value="0.0023879848628193">
            <text:p>0.0023879848628193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 office:string-value="L. Search">
            <text:p>L. Search</text:p>
          </table:table-cell>
          <table:table-cell office:value-type="float" office:value="4">
            <text:p>4</text:p>
          </table:table-cell>
          <table:table-cell office:value-type="float" office:value="0.0028306527909176915">
            <text:p>0.0028306527909176915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 office:string-value="L. Search">
            <text:p>L. Search</text:p>
          </table:table-cell>
          <table:table-cell office:value-type="float" office:value="8">
            <text:p>8</text:p>
          </table:table-cell>
          <table:table-cell office:value-type="float" office:value="0.004214096499526963">
            <text:p>0.004214096499526963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 office:string-value="L. Search">
            <text:p>L. Search</text:p>
          </table:table-cell>
          <table:table-cell office:value-type="float" office:value="12">
            <text:p>12</text:p>
          </table:table-cell>
          <table:table-cell office:value-type="float" office:value="0.006078807947019867">
            <text:p>0.006078807947019867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 office:string-value="L. Search">
            <text:p>L. Search</text:p>
          </table:table-cell>
          <table:table-cell office:value-type="float" office:value="16">
            <text:p>16</text:p>
          </table:table-cell>
          <table:table-cell office:value-type="float" office:value="0.007173320719016083">
            <text:p>0.007173320719016083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 office:string-value="L. Search">
            <text:p>L. Search</text:p>
          </table:table-cell>
          <table:table-cell office:value-type="float" office:value="32">
            <text:p>32</text:p>
          </table:table-cell>
          <table:table-cell office:value-type="float" office:value="0.013438032166508988">
            <text:p>0.013438032166508988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 office:string-value="L. Msearch">
            <text:p>L. Msearch</text:p>
          </table:table-cell>
          <table:table-cell office:value-type="float" office:value="1">
            <text:p>1</text:p>
          </table:table-cell>
          <table:table-cell office:value-type="float" office:value="0.0022743614001892146">
            <text:p>0.0022743614001892146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 office:string-value="L. Msearch">
            <text:p>L. Msearch</text:p>
          </table:table-cell>
          <table:table-cell office:value-type="float" office:value="2">
            <text:p>2</text:p>
          </table:table-cell>
          <table:table-cell office:value-type="float" office:value="0.0021448438978240304">
            <text:p>0.0021448438978240304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 office:string-value="L. Msearch">
            <text:p>L. Msearch</text:p>
          </table:table-cell>
          <table:table-cell office:value-type="float" office:value="4">
            <text:p>4</text:p>
          </table:table-cell>
          <table:table-cell office:value-type="float" office:value="0.0025685903500473036">
            <text:p>0.0025685903500473036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 office:string-value="L. Msearch">
            <text:p>L. Msearch</text:p>
          </table:table-cell>
          <table:table-cell office:value-type="float" office:value="8">
            <text:p>8</text:p>
          </table:table-cell>
          <table:table-cell office:value-type="float" office:value="0.0040887417218543045">
            <text:p>0.0040887417218543045</text:p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string" office:string-value="L. Msearch">
            <text:p>L. Msearch</text:p>
          </table:table-cell>
          <table:table-cell office:value-type="float" office:value="12">
            <text:p>12</text:p>
          </table:table-cell>
          <table:table-cell office:value-type="float" office:value="0.00594720908230842">
            <text:p>0.00594720908230842</text:p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 office:string-value="L. Msearch">
            <text:p>L. Msearch</text:p>
          </table:table-cell>
          <table:table-cell office:value-type="float" office:value="16">
            <text:p>16</text:p>
          </table:table-cell>
          <table:table-cell office:value-type="float" office:value="0.007079470198675497">
            <text:p>0.007079470198675497</text:p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 office:string-value="L. Msearch">
            <text:p>L. Msearch</text:p>
          </table:table-cell>
          <table:table-cell office:value-type="float" office:value="32">
            <text:p>32</text:p>
          </table:table-cell>
          <table:table-cell office:value-type="float" office:value="0.013098675496688741">
            <text:p>0.013098675496688741</text:p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 office:string-value="Parallel Search">
            <text:p>Parallel Search</text:p>
          </table:table-cell>
          <table:table-cell office:value-type="float" office:value="1">
            <text:p>1</text:p>
          </table:table-cell>
          <table:table-cell office:value-type="float" office:value="0.005414096499526963">
            <text:p>0.005414096499526963</text:p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string" office:string-value="Parallel Search">
            <text:p>Parallel Search</text:p>
          </table:table-cell>
          <table:table-cell office:value-type="float" office:value="2">
            <text:p>2</text:p>
          </table:table-cell>
          <table:table-cell office:value-type="float" office:value="0.006788174077578051">
            <text:p>0.006788174077578051</text:p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 office:string-value="Parallel Search">
            <text:p>Parallel Search</text:p>
          </table:table-cell>
          <table:table-cell office:value-type="float" office:value="4">
            <text:p>4</text:p>
          </table:table-cell>
          <table:table-cell office:value-type="float" office:value="0.01136158940397351">
            <text:p>0.01136158940397351</text:p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string" office:string-value="Parallel Search">
            <text:p>Parallel Search</text:p>
          </table:table-cell>
          <table:table-cell office:value-type="float" office:value="8">
            <text:p>8</text:p>
          </table:table-cell>
          <table:table-cell office:value-type="float" office:value="0.019142005676442763">
            <text:p>0.019142005676442763</text:p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string" office:string-value="Parallel Search">
            <text:p>Parallel Search</text:p>
          </table:table-cell>
          <table:table-cell office:value-type="float" office:value="12">
            <text:p>12</text:p>
          </table:table-cell>
          <table:table-cell office:value-type="float" office:value="0.02739205298013245">
            <text:p>0.02739205298013245</text:p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 office:string-value="Parallel Search">
            <text:p>Parallel Search</text:p>
          </table:table-cell>
          <table:table-cell office:value-type="float" office:value="16">
            <text:p>16</text:p>
          </table:table-cell>
          <table:table-cell office:value-type="float" office:value="0.0325166508987701">
            <text:p>0.0325166508987701</text:p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 office:string-value="Parallel Search">
            <text:p>Parallel Search</text:p>
          </table:table-cell>
          <table:table-cell office:value-type="float" office:value="32">
            <text:p>32</text:p>
          </table:table-cell>
          <table:table-cell office:value-type="float" office:value="0.05943415326395459">
            <text:p>0.05943415326395459</text:p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string" office:string-value="L. Search">
            <text:p>L. Search</text:p>
          </table:table-cell>
          <table:table-cell office:value-type="float" office:value="1">
            <text:p>1</text:p>
          </table:table-cell>
          <table:table-cell office:value-type="float" office:value="0.006304257332071902">
            <text:p>0.006304257332071902</text:p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string" office:string-value="L. Search">
            <text:p>L. Search</text:p>
          </table:table-cell>
          <table:table-cell office:value-type="float" office:value="2">
            <text:p>2</text:p>
          </table:table-cell>
          <table:table-cell office:value-type="float" office:value="0.002871523178807947">
            <text:p>0.002871523178807947</text:p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string" office:string-value="L. Search">
            <text:p>L. Search</text:p>
          </table:table-cell>
          <table:table-cell office:value-type="float" office:value="4">
            <text:p>4</text:p>
          </table:table-cell>
          <table:table-cell office:value-type="float" office:value="0.0035246925260170293">
            <text:p>0.0035246925260170293</text:p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string" office:string-value="L. Search">
            <text:p>L. Search</text:p>
          </table:table-cell>
          <table:table-cell office:value-type="float" office:value="8">
            <text:p>8</text:p>
          </table:table-cell>
          <table:table-cell office:value-type="float" office:value="0.004776915799432356">
            <text:p>0.004776915799432356</text:p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string" office:string-value="L. Search">
            <text:p>L. Search</text:p>
          </table:table-cell>
          <table:table-cell office:value-type="float" office:value="12">
            <text:p>12</text:p>
          </table:table-cell>
          <table:table-cell office:value-type="float" office:value="0.006494228949858089">
            <text:p>0.006494228949858089</text:p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string" office:string-value="L. Search">
            <text:p>L. Search</text:p>
          </table:table-cell>
          <table:table-cell office:value-type="float" office:value="16">
            <text:p>16</text:p>
          </table:table-cell>
          <table:table-cell office:value-type="float" office:value="0.008265184484389782">
            <text:p>0.008265184484389782</text:p>
          </table:table-cell>
        </table:table-row>
        <table:table-row>
          <table:table-cell table:style-name="pd1"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string" office:string-value="L. Search">
            <text:p>L. Search</text:p>
          </table:table-cell>
          <table:table-cell office:value-type="float" office:value="32">
            <text:p>32</text:p>
          </table:table-cell>
          <table:table-cell office:value-type="float" office:value="0.015596215704824976">
            <text:p>0.015596215704824976</text:p>
          </table:table-cell>
        </table:table-row>
        <table:table-row>
          <table:table-cell table:style-name="pd1"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string" office:string-value="L. Msearch">
            <text:p>L. Msearch</text:p>
          </table:table-cell>
          <table:table-cell office:value-type="float" office:value="1">
            <text:p>1</text:p>
          </table:table-cell>
          <table:table-cell office:value-type="float" office:value="0.002415799432355724">
            <text:p>0.002415799432355724</text:p>
          </table:table-cell>
        </table:table-row>
        <table:table-row>
          <table:table-cell table:style-name="pd1"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 office:string-value="L. Msearch">
            <text:p>L. Msearch</text:p>
          </table:table-cell>
          <table:table-cell office:value-type="float" office:value="2">
            <text:p>2</text:p>
          </table:table-cell>
          <table:table-cell office:value-type="float" office:value="0.002303784295175024">
            <text:p>0.002303784295175024</text:p>
          </table:table-cell>
        </table:table-row>
        <table:table-row>
          <table:table-cell table:style-name="pd1"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string" office:string-value="L. Msearch">
            <text:p>L. Msearch</text:p>
          </table:table-cell>
          <table:table-cell office:value-type="float" office:value="4">
            <text:p>4</text:p>
          </table:table-cell>
          <table:table-cell office:value-type="float" office:value="0.003043519394512772">
            <text:p>0.003043519394512772</text:p>
          </table:table-cell>
        </table:table-row>
        <table:table-row>
          <table:table-cell table:style-name="pd1"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string" office:string-value="L. Msearch">
            <text:p>L. Msearch</text:p>
          </table:table-cell>
          <table:table-cell office:value-type="float" office:value="8">
            <text:p>8</text:p>
          </table:table-cell>
          <table:table-cell office:value-type="float" office:value="0.004737842951750237">
            <text:p>0.004737842951750237</text:p>
          </table:table-cell>
        </table:table-row>
        <table:table-row>
          <table:table-cell table:style-name="pd1"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 office:string-value="L. Msearch">
            <text:p>L. Msearch</text:p>
          </table:table-cell>
          <table:table-cell office:value-type="float" office:value="12">
            <text:p>12</text:p>
          </table:table-cell>
          <table:table-cell office:value-type="float" office:value="0.006430652790917692">
            <text:p>0.006430652790917692</text:p>
          </table:table-cell>
        </table:table-row>
        <table:table-row>
          <table:table-cell table:style-name="pd1"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string" office:string-value="L. Msearch">
            <text:p>L. Msearch</text:p>
          </table:table-cell>
          <table:table-cell office:value-type="float" office:value="16">
            <text:p>16</text:p>
          </table:table-cell>
          <table:table-cell office:value-type="float" office:value="0.008174361400189215">
            <text:p>0.008174361400189215</text:p>
          </table:table-cell>
        </table:table-row>
        <table:table-row>
          <table:table-cell table:style-name="pd1"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string" office:string-value="L. Msearch">
            <text:p>L. Msearch</text:p>
          </table:table-cell>
          <table:table-cell office:value-type="float" office:value="32">
            <text:p>32</text:p>
          </table:table-cell>
          <table:table-cell office:value-type="float" office:value="0.015581835383159886">
            <text:p>0.015581835383159886</text:p>
          </table:table-cell>
        </table:table-row>
        <table:table-row>
          <table:table-cell table:style-name="pd1"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string" office:string-value="Parallel Search">
            <text:p>Parallel Search</text:p>
          </table:table-cell>
          <table:table-cell office:value-type="float" office:value="1">
            <text:p>1</text:p>
          </table:table-cell>
          <table:table-cell office:value-type="float" office:value="0.005055250709555346">
            <text:p>0.005055250709555346</text:p>
          </table:table-cell>
        </table:table-row>
        <table:table-row>
          <table:table-cell table:style-name="pd1"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string" office:string-value="Parallel Search">
            <text:p>Parallel Search</text:p>
          </table:table-cell>
          <table:table-cell office:value-type="float" office:value="2">
            <text:p>2</text:p>
          </table:table-cell>
          <table:table-cell office:value-type="float" office:value="0.008473226111636707">
            <text:p>0.008473226111636707</text:p>
          </table:table-cell>
        </table:table-row>
        <table:table-row>
          <table:table-cell table:style-name="pd1"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string" office:string-value="Parallel Search">
            <text:p>Parallel Search</text:p>
          </table:table-cell>
          <table:table-cell office:value-type="float" office:value="4">
            <text:p>4</text:p>
          </table:table-cell>
          <table:table-cell office:value-type="float" office:value="0.013764522232734153">
            <text:p>0.013764522232734153</text:p>
          </table:table-cell>
        </table:table-row>
        <table:table-row>
          <table:table-cell table:style-name="pd1"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string" office:string-value="Parallel Search">
            <text:p>Parallel Search</text:p>
          </table:table-cell>
          <table:table-cell office:value-type="float" office:value="8">
            <text:p>8</text:p>
          </table:table-cell>
          <table:table-cell office:value-type="float" office:value="0.022189782403027436">
            <text:p>0.022189782403027436</text:p>
          </table:table-cell>
        </table:table-row>
        <table:table-row>
          <table:table-cell table:style-name="pd1"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string" office:string-value="Parallel Search">
            <text:p>Parallel Search</text:p>
          </table:table-cell>
          <table:table-cell office:value-type="float" office:value="12">
            <text:p>12</text:p>
          </table:table-cell>
          <table:table-cell office:value-type="float" office:value="0.03207473982970672">
            <text:p>0.03207473982970672</text:p>
          </table:table-cell>
        </table:table-row>
        <table:table-row>
          <table:table-cell table:style-name="pd1"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string" office:string-value="Parallel Search">
            <text:p>Parallel Search</text:p>
          </table:table-cell>
          <table:table-cell office:value-type="float" office:value="16">
            <text:p>16</text:p>
          </table:table-cell>
          <table:table-cell office:value-type="float" office:value="0.03965449385052034">
            <text:p>0.03965449385052034</text:p>
          </table:table-cell>
        </table:table-row>
        <table:table-row>
          <table:table-cell table:style-name="pd1"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string" office:string-value="Parallel Search">
            <text:p>Parallel Search</text:p>
          </table:table-cell>
          <table:table-cell office:value-type="float" office:value="32">
            <text:p>32</text:p>
          </table:table-cell>
          <table:table-cell office:value-type="float" office:value="0.07019678334910123">
            <text:p>0.07019678334910123</text:p>
          </table:table-cell>
        </table:table-row>
        <table:table-row>
          <table:table-cell table:style-name="pd1"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string" office:string-value="L. Search">
            <text:p>L. Search</text:p>
          </table:table-cell>
          <table:table-cell office:value-type="float" office:value="1">
            <text:p>1</text:p>
          </table:table-cell>
          <table:table-cell office:value-type="float" office:value="0.0049261116367076635">
            <text:p>0.0049261116367076635</text:p>
          </table:table-cell>
        </table:table-row>
        <table:table-row>
          <table:table-cell table:style-name="pd1"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 office:string-value="L. Search">
            <text:p>L. Search</text:p>
          </table:table-cell>
          <table:table-cell office:value-type="float" office:value="2">
            <text:p>2</text:p>
          </table:table-cell>
          <table:table-cell office:value-type="float" office:value="0.0034024597918637656">
            <text:p>0.0034024597918637656</text:p>
          </table:table-cell>
        </table:table-row>
        <table:table-row>
          <table:table-cell table:style-name="pd1"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string" office:string-value="L. Search">
            <text:p>L. Search</text:p>
          </table:table-cell>
          <table:table-cell office:value-type="float" office:value="4">
            <text:p>4</text:p>
          </table:table-cell>
          <table:table-cell office:value-type="float" office:value="0.004182024597918638">
            <text:p>0.004182024597918638</text:p>
          </table:table-cell>
        </table:table-row>
        <table:table-row>
          <table:table-cell table:style-name="pd1"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string" office:string-value="L. Search">
            <text:p>L. Search</text:p>
          </table:table-cell>
          <table:table-cell office:value-type="float" office:value="8">
            <text:p>8</text:p>
          </table:table-cell>
          <table:table-cell office:value-type="float" office:value="0.005073415326395459">
            <text:p>0.005073415326395459</text:p>
          </table:table-cell>
        </table:table-row>
        <table:table-row>
          <table:table-cell table:style-name="pd1"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string" office:string-value="L. Search">
            <text:p>L. Search</text:p>
          </table:table-cell>
          <table:table-cell office:value-type="float" office:value="12">
            <text:p>12</text:p>
          </table:table-cell>
          <table:table-cell office:value-type="float" office:value="0.007060359508041627">
            <text:p>0.007060359508041627</text:p>
          </table:table-cell>
        </table:table-row>
        <table:table-row>
          <table:table-cell table:style-name="pd1"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string" office:string-value="L. Search">
            <text:p>L. Search</text:p>
          </table:table-cell>
          <table:table-cell office:value-type="float" office:value="16">
            <text:p>16</text:p>
          </table:table-cell>
          <table:table-cell office:value-type="float" office:value="0.008675591296121098">
            <text:p>0.008675591296121098</text:p>
          </table:table-cell>
        </table:table-row>
        <table:table-row>
          <table:table-cell table:style-name="pd1"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string" office:string-value="L. Search">
            <text:p>L. Search</text:p>
          </table:table-cell>
          <table:table-cell office:value-type="float" office:value="32">
            <text:p>32</text:p>
          </table:table-cell>
          <table:table-cell office:value-type="float" office:value="0.015689782403027437">
            <text:p>0.015689782403027437</text:p>
          </table:table-cell>
        </table:table-row>
        <table:table-row>
          <table:table-cell table:style-name="pd1"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string" office:string-value="L. Msearch">
            <text:p>L. Msearch</text:p>
          </table:table-cell>
          <table:table-cell office:value-type="float" office:value="1">
            <text:p>1</text:p>
          </table:table-cell>
          <table:table-cell office:value-type="float" office:value="0.0019450331125827815">
            <text:p>0.0019450331125827815</text:p>
          </table:table-cell>
        </table:table-row>
        <table:table-row>
          <table:table-cell table:style-name="pd1"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string" office:string-value="L. Msearch">
            <text:p>L. Msearch</text:p>
          </table:table-cell>
          <table:table-cell office:value-type="float" office:value="2">
            <text:p>2</text:p>
          </table:table-cell>
          <table:table-cell office:value-type="float" office:value="0.0025829706717123936">
            <text:p>0.0025829706717123936</text:p>
          </table:table-cell>
        </table:table-row>
        <table:table-row>
          <table:table-cell table:style-name="pd1"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string" office:string-value="L. Msearch">
            <text:p>L. Msearch</text:p>
          </table:table-cell>
          <table:table-cell office:value-type="float" office:value="4">
            <text:p>4</text:p>
          </table:table-cell>
          <table:table-cell office:value-type="float" office:value="0.003260454115421003">
            <text:p>0.003260454115421003</text:p>
          </table:table-cell>
        </table:table-row>
        <table:table-row>
          <table:table-cell table:style-name="pd1"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string" office:string-value="L. Msearch">
            <text:p>L. Msearch</text:p>
          </table:table-cell>
          <table:table-cell office:value-type="float" office:value="8">
            <text:p>8</text:p>
          </table:table-cell>
          <table:table-cell office:value-type="float" office:value="0.004714569536423841">
            <text:p>0.004714569536423841</text:p>
          </table:table-cell>
        </table:table-row>
        <table:table-row>
          <table:table-cell table:style-name="pd1"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string" office:string-value="L. Msearch">
            <text:p>L. Msearch</text:p>
          </table:table-cell>
          <table:table-cell office:value-type="float" office:value="12">
            <text:p>12</text:p>
          </table:table-cell>
          <table:table-cell office:value-type="float" office:value="0.007011920529801325">
            <text:p>0.007011920529801325</text:p>
          </table:table-cell>
        </table:table-row>
        <table:table-row>
          <table:table-cell table:style-name="pd1"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string" office:string-value="L. Msearch">
            <text:p>L. Msearch</text:p>
          </table:table-cell>
          <table:table-cell office:value-type="float" office:value="16">
            <text:p>16</text:p>
          </table:table-cell>
          <table:table-cell office:value-type="float" office:value="0.008455534531693473">
            <text:p>0.008455534531693473</text:p>
          </table:table-cell>
        </table:table-row>
        <table:table-row>
          <table:table-cell table:style-name="pd1"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string" office:string-value="L. Msearch">
            <text:p>L. Msearch</text:p>
          </table:table-cell>
          <table:table-cell office:value-type="float" office:value="32">
            <text:p>32</text:p>
          </table:table-cell>
          <table:table-cell office:value-type="float" office:value="0.015264711447492904">
            <text:p>0.015264711447492904</text:p>
          </table:table-cell>
        </table:table-row>
        <table:table-row>
          <table:table-cell table:style-name="pd1"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string" office:string-value="Parallel Search">
            <text:p>Parallel Search</text:p>
          </table:table-cell>
          <table:table-cell office:value-type="float" office:value="1">
            <text:p>1</text:p>
          </table:table-cell>
          <table:table-cell office:value-type="float" office:value="0.005274550614947966">
            <text:p>0.005274550614947966</text:p>
          </table:table-cell>
        </table:table-row>
        <table:table-row>
          <table:table-cell table:style-name="pd1"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string" office:string-value="Parallel Search">
            <text:p>Parallel Search</text:p>
          </table:table-cell>
          <table:table-cell office:value-type="float" office:value="2">
            <text:p>2</text:p>
          </table:table-cell>
          <table:table-cell office:value-type="float" office:value="0.011181267738883633">
            <text:p>0.011181267738883633</text:p>
          </table:table-cell>
        </table:table-row>
        <table:table-row>
          <table:table-cell table:style-name="pd1"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string" office:string-value="Parallel Search">
            <text:p>Parallel Search</text:p>
          </table:table-cell>
          <table:table-cell office:value-type="float" office:value="4">
            <text:p>4</text:p>
          </table:table-cell>
          <table:table-cell office:value-type="float" office:value="0.014826111636707663">
            <text:p>0.014826111636707663</text:p>
          </table:table-cell>
        </table:table-row>
        <table:table-row>
          <table:table-cell table:style-name="pd1"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string" office:string-value="Parallel Search">
            <text:p>Parallel Search</text:p>
          </table:table-cell>
          <table:table-cell office:value-type="float" office:value="8">
            <text:p>8</text:p>
          </table:table-cell>
          <table:table-cell office:value-type="float" office:value="0.023809839167455063">
            <text:p>0.023809839167455063</text:p>
          </table:table-cell>
        </table:table-row>
        <table:table-row>
          <table:table-cell table:style-name="pd1"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string" office:string-value="Parallel Search">
            <text:p>Parallel Search</text:p>
          </table:table-cell>
          <table:table-cell office:value-type="float" office:value="12">
            <text:p>12</text:p>
          </table:table-cell>
          <table:table-cell office:value-type="float" office:value="0.03444039735099338">
            <text:p>0.03444039735099338</text:p>
          </table:table-cell>
        </table:table-row>
        <table:table-row>
          <table:table-cell table:style-name="pd1"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string" office:string-value="Parallel Search">
            <text:p>Parallel Search</text:p>
          </table:table-cell>
          <table:table-cell office:value-type="float" office:value="16">
            <text:p>16</text:p>
          </table:table-cell>
          <table:table-cell office:value-type="float" office:value="0.04201069063386944">
            <text:p>0.04201069063386944</text:p>
          </table:table-cell>
        </table:table-row>
        <table:table-row>
          <table:table-cell table:style-name="pd1"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string" office:string-value="Parallel Search">
            <text:p>Parallel Search</text:p>
          </table:table-cell>
          <table:table-cell office:value-type="float" office:value="32">
            <text:p>32</text:p>
          </table:table-cell>
          <table:table-cell office:value-type="float" office:value="0.07721788079470199">
            <text:p>0.077217880794701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